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top="0in" fo:margin-bottom="0.1665in" loext:contextual-spacing="false" fo:line-height="100%"/>
    </style:style>
    <style:style style:name="P7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1"/>
    <style:style style:name="P1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font-style="italic" fo:font-weight="bold" style:font-style-asian="italic" style:font-weight-asian="bold"/>
    </style:style>
    <style:style style:name="T10" style:family="text">
      <style:text-properties fo:font-weight="bold" style:font-weight-asian="bold"/>
    </style:style>
    <style:style style:name="T11" style:family="text">
      <style:text-properties style:text-underline-style="none"/>
    </style:style>
    <style:style style:name="T12" style:family="text">
      <style:text-properties fo:color="#1155cc" style:text-underline-style="solid" style:text-underline-width="auto" style:text-underline-color="font-color"/>
    </style:style>
    <style:style style:name="T13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aczyuw2yex2w"/><text:span text:style-name="T1">Sistemas Informáticos (Computer Systems)</text:span><text:span text:style-name="T2"><text:line-break/></text:span><text:span text:style-name="T3">Scripting in Python 04. Guide</text:span></text:p>
      <text:p text:style-name="P1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, Alfredo Oltra</text:span><draw:frame draw:style-name="fr3" draw:name="image2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January 2023</text:span></text:p>
      <text:p text:style-name="P5"/>
      <text:p text:style-name="P4"><text:span text:style-name="T6">Scripting in Python - Part 04 - Guide</text:span></text:p>
      <text:list xml:id="list2986714776" text:style-name="WWNum1">
        <text:list-item>
          <text:p text:style-name="P15"><text:bookmark text:name="_dbh0n1vac4c8"/>What to do?</text:p>
        </text:list-item>
      </text:list>
      <text:p text:style-name="Standard">In this unit, we are going to show you use While and For loops in Python.</text:p>
      <text:p text:style-name="Standard">You should read “<text:span text:style-name="T9">A bite of Python – Part 3</text:span>” <text:s/>in order to see examples related to those loops.</text:p>
      <text:list xml:id="list44224211056085" text:continue-numbering="true" text:style-name="WWNum1">
        <text:list-item>
          <text:p text:style-name="P15"><text:bookmark text:name="_2ralq97hoyy8"/>I have finished reading “A byte of Python – Part 3”. What should I do next?</text:p>
        </text:list-item>
      </text:list>
      <text:p text:style-name="Standard">We have provided several non-assessable activities. They are available in “<text:span text:style-name="T10">Scripting in Python - Part 04 - Activities 01</text:span>” file. You should try to solve them and ask doubts in forums.</text:p>
      <text:list xml:id="list44224060984588" text:continue-numbering="true" text:style-name="WWNum1">
        <text:list-item>
          <text:p text:style-name="P15"><text:bookmark text:name="_d6d8liu3srtz"/>Information</text:p>
        </text:list-item>
      </text:list>
      <text:p text:style-name="P6">You can find more information and example in these links:</text:p>
      <text:list xml:id="list4103140415" text:style-name="WWNum2">
        <text:list-item>
          <text:p text:style-name="P7"><text:a xlink:type="simple" xlink:href="https://www.snakify.org/es/lessons/while_loop/" text:style-name="ListLabel_20_10" text:visited-style-name="ListLabel_20_10"><text:span text:style-name="T12">https://www.snakify.org/es/lessons/while_loop/</text:span></text:a></text:p>
        </text:list-item>
        <text:list-item>
          <text:p text:style-name="P8"><text:a xlink:type="simple" xlink:href="https://www.w3schools.com/python/python_while_loops.asp" text:style-name="ListLabel_20_10" text:visited-style-name="ListLabel_20_10"><text:span text:style-name="T12">https://www.w3schools.com/python/python_while_loops.asp</text:span></text:a></text:p>
        </text:list-item>
        <text:list-item>
          <text:p text:style-name="P8"><text:a xlink:type="simple" xlink:href="https://www.digitalocean.com/community/tutorials/how-to-construct-while-loops-in-python-3" text:style-name="ListLabel_20_10" text:visited-style-name="ListLabel_20_10"><text:span text:style-name="T12">https://www.digitalocean.com/community/tutorials/how-to-construct-while-loops-in-python-3</text:span></text:a></text:p>
        </text:list-item>
        <text:list-item>
          <text:p text:style-name="P8"><text:a xlink:type="simple" xlink:href="https://wiki.python.org/moin/ForLoop" text:style-name="ListLabel_20_10" text:visited-style-name="ListLabel_20_10"><text:span text:style-name="T12">https://wiki.python.org/moin/ForLoop</text:span></text:a> <text:tab/></text:p>
        </text:list-item>
        <text:list-item>
          <text:p text:style-name="P9"><text:a xlink:type="simple" xlink:href="https://www.learnpython.org/es/Loops" text:style-name="ListLabel_20_10" text:visited-style-name="ListLabel_20_10"><text:span text:style-name="T12">https://www.learnpython.org/es/Loops<text:line-break/></text:span></text:a> <text:tab/><text:line-break/>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Scripting in Python - Part 04</text:span></text:p>
      </style:header>
      <style:footer>
        <text:p text:style-name="MP4"><text:span text:style-name="MT1">CFGS DAM/DAW<text:tab/><text:tab/>Scripting in Python - Part 04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19" meta:word-count="153" meta:character-count="1068" meta:non-whitespace-character-count="930"/>
    <meta:generator>LibreOfficeDev/6.0.5.2$Linux_X86_64 LibreOffice_project/</meta:generator>
  </office:meta>
</office:document-meta>
</file>